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i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erest received</text:p>
          </table:table-cell>
          <table:table-cell office:value-type="float" office:value="53.03" calcext:value-type="float">
            <text:p>53.03</text:p>
          </table:table-cell>
          <table:table-cell/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Late fees received</text:p>
          </table:table-cell>
          <table:table-cell office:value-type="float" office:value="3.41" calcext:value-type="float">
            <text:p>3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 income on rebuy</text:p>
          </table:table-cell>
          <table:table-cell office:value-type="float" office:value="5.03" calcext:value-type="float">
            <text:p>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k</text:p>
          </table:table-cell>
          <table:table-cell office:value-type="float" office:value="61.47" calcext:value-type="float">
            <text:p>61.47</text:p>
          </table:table-cell>
          <table:table-cell office:value-type="float" office:value="1616.0463" calcext:value-type="float">
            <text:p>1616.0463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rincipal received</text:p>
          </table:table-cell>
          <table:table-cell office:value-type="float" office:value="480.16" calcext:value-type="float">
            <text:p>48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ment principal rebuy</text:p>
          </table:table-cell>
          <table:table-cell office:value-type="float" office:value="671.31" calcext:value-type="float">
            <text:p>67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jmy</text:p>
          </table:table-cell>
          <table:table-cell office:value-type="float" office:value="1151.47" calcext:value-type="float">
            <text:p>1151.47</text:p>
          </table:table-cell>
          <table:table-cell office:value-type="float" office:value="30272.1463" calcext:value-type="float">
            <text:p>30272.14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ydaje</text:p>
          </table:table-cell>
          <table:table-cell office:value-type="float" office:value="1090" calcext:value-type="float">
            <text:p>1090</text:p>
          </table:table-cell>
          <table:table-cell office:value-type="float" office:value="28656.1" calcext:value-type="float">
            <text:p>28656.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t received</text:p>
          </table:table-cell>
          <table:table-cell office:value-type="float" office:value="37.57" calcext:value-type="float">
            <text:p>37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fees receiv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 income on rebuy</text:p>
          </table:table-cell>
          <table:table-cell office:value-type="float" office:value="35.75" calcext:value-type="float">
            <text:p>3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k</text:p>
          </table:table-cell>
          <table:table-cell table:formula="of:=SUM([.B17:.B19])" office:value-type="float" office:value="73.32" calcext:value-type="float">
            <text:p>73.3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ncipal received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ment principal rebuy</text:p>
          </table:table-cell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jmy</text:p>
          </table:table-cell>
          <table:table-cell table:formula="of:=SUM([.B22:.B23])"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ydaje</text:p>
          </table:table-cell>
          <table:table-cell table:formula="of:=[.B24]-[.B20]" office:value-type="float" office:value="7126.68" calcext:value-type="float">
            <text:p>7126.68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rijmy</text:p>
          </table:table-cell>
          <table:table-cell table:formula="of:=[.C11]+[.B24]" office:value-type="float" office:value="37472.1463" calcext:value-type="float">
            <text:p>37472.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je</text:p>
          </table:table-cell>
          <table:table-cell table:formula="of:=[.C13]+[.B26]" office:value-type="float" office:value="35782.78" calcext:value-type="float">
            <text:p>3578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k</text:p>
          </table:table-cell>
          <table:table-cell table:formula="of:=[.C4]+[.B20]" office:value-type="float" office:value="1689.3663" calcext:value-type="float">
            <text:p>1689.36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22:33:05.691000000</dc:date>
    <meta:editing-duration>PT21M50S</meta:editing-duration>
    <meta:editing-cycles>1</meta:editing-cycles>
    <meta:document-statistic meta:table-count="1" meta:cell-count="43" meta:object-count="0"/>
    <meta:generator>LibreOffice/5.2.6.2$Windows_X86_64 LibreOffice_project/a3100ed2409ebf1c212f5048fbe377c281438fdc</meta:generator>
  </office:meta>
</office:document-meta>
</file>